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13.42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16.73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32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230.05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131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106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67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94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103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127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198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1,042.03</text:p>
          </table:table-cell>
        </table:table-row>
        <table:table-row table:style-name="ro1">
          <table:table-cell table:style-name="Default"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778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821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604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45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440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581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628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590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515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383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420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375.00</text:p>
          </table:table-cell>
        </table:table-row>
        <table:table-row table:style-name="ro1">
          <table:table-cell table:style-name="Default"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313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231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267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223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234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237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262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277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236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239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306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428.00</text:p>
          </table:table-cell>
        </table:table-row>
        <table:table-row table:style-name="ro1">
          <table:table-cell table:style-name="Default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433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368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422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45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445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576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650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603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607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600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713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780.00</text:p>
          </table:table-cell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963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1,013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1,009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1,01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1,435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2,317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2,532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2,700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4,339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3,857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7,261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11,601.00</text:p>
          </table:table-cell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11,601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9,640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8,973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6,71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9,341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7,556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6,655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7,324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7,142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6,321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6,380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4,299.00</text:p>
          </table:table-cell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3,747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3,492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3,821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4,037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5,412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7,384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11,859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10,230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9,427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8,342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9,107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7,368.00</text:p>
          </table:table-cell>
        </table:table-row>
        <table:table-row table:style-name="ro1">
          <table:table-cell table:style-name="Default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3,868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9,541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8,597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6,61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8,987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9,469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9,106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11,389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10,324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11,013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13,797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19,205.00</text:p>
          </table:table-cell>
        </table:table-row>
        <table:table-row table:style-name="ro1">
          <table:table-cell table:style-name="Default"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29,331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33,498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48,238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57,774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57,286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37,639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34,947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42,505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47,529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47,973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64,025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57,778.00</text:p>
          </table:table-cell>
        </table:table-row>
        <table:table-row table:style-name="ro1">
          <table:table-cell table:style-name="Default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47,913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36,612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38,997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45,947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58,240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34,543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31,977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43,938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46,055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57,478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64,397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48,073.00</text:p>
          </table:table-cell>
        </table:table-row>
        <table:table-row table:style-name="ro1">
          <table:table-cell table:style-name="Default"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16,474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21,350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24,275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24,415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24,542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24,631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24,725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24,812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24,896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24,964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25,015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25,075.00</text:p>
          </table:table-cell>
        </table:table-row>
        <table:table-row table:style-name="ro1">
          <table:table-cell table:style-name="Default"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string" calcext:value-type="string">
            <text:p><text:s/>$25,136.00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string" calcext:value-type="string">
            <text:p><text:s/>$25,155.00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string" calcext:value-type="string">
            <text:p><text:s/>$25,171.00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string" calcext:value-type="string">
            <text:p><text:s/>$25,188.00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string" calcext:value-type="string">
            <text:p><text:s/>$25,202.00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string" calcext:value-type="string">
            <text:p><text:s/>$25,215.00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string" calcext:value-type="string">
            <text:p><text:s/>$25,227.00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string" calcext:value-type="string">
            <text:p><text:s/>$25,239.00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string" calcext:value-type="string">
            <text:p><text:s/>$25,251.00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string" calcext:value-type="string">
            <text:p><text:s/>$25,261.00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string" calcext:value-type="string">
            <text:p><text:s/>$25,273.00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string" calcext:value-type="string">
            <text:p><text:s/>$25,28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9:54:14.996927838</meta:creation-date>
    <meta:generator>LibreOffice/7.3.7.2$Linux_X86_64 LibreOffice_project/30$Build-2</meta:generator>
    <dc:date>2024-01-31T20:04:07.666204095</dc:date>
    <meta:editing-duration>PT9M53S</meta:editing-duration>
    <meta:editing-cycles>1</meta:editing-cycles>
    <meta:document-statistic meta:table-count="1" meta:cell-count="300" meta:object-count="0"/>
  </office:meta>
</office:document-meta>
</file>